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elev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e_prop1:</text:p>
          </table:table-cell>
          <table:table-cell office:value-type="float" office:value="23230568" calcext:value-type="float">
            <text:p>23230568</text:p>
          </table:table-cell>
          <table:table-cell office:value-type="float" office:value="34" calcext:value-type="float">
            <text:p>34</text:p>
          </table:table-cell>
          <table:table-cell table:formula="of:=[.B2]/[.C2]" office:value-type="float" office:value="683252" calcext:value-type="float">
            <text:p>683252</text:p>
          </table:table-cell>
          <table:table-cell/>
          <table:table-cell office:value-type="float" office:value="1379959" calcext:value-type="float">
            <text:p>1379959</text:p>
          </table:table-cell>
          <table:table-cell table:formula="of:=[.D2]/[.F2]" office:value-type="float" office:value="0.49512485515874" calcext:value-type="float">
            <text:p>0.49512485515874</text:p>
          </table:table-cell>
          <table:table-cell table:formula="of:=AVERAGE([.G2:.G8])" office:value-type="float" office:value="0.383310147125398" calcext:value-type="float">
            <text:p>0.383310147125398</text:p>
          </table:table-cell>
        </table:table-row>
        <table:table-row table:style-name="ro1">
          <table:table-cell office:value-type="string" calcext:value-type="string">
            <text:p>game_prop2:</text:p>
          </table:table-cell>
          <table:table-cell office:value-type="float" office:value="32655184" calcext:value-type="float">
            <text:p>32655184</text:p>
          </table:table-cell>
          <table:table-cell office:value-type="float" office:value="46" calcext:value-type="float">
            <text:p>46</text:p>
          </table:table-cell>
          <table:table-cell table:formula="of:=[.B3]/[.C3]" office:value-type="float" office:value="709895.304347826" calcext:value-type="float">
            <text:p>709895.304347826</text:p>
          </table:table-cell>
          <table:table-cell/>
          <table:table-cell office:value-type="float" office:value="1381390" calcext:value-type="float">
            <text:p>1381390</text:p>
          </table:table-cell>
          <table:table-cell table:formula="of:=[.D3]/[.F3]" office:value-type="float" office:value="0.513899264036822" calcext:value-type="float">
            <text:p>0.513899264036822</text:p>
          </table:table-cell>
          <table:table-cell/>
        </table:table-row>
        <table:table-row table:style-name="ro1">
          <table:table-cell office:value-type="string" calcext:value-type="string">
            <text:p>game_prop3:</text:p>
          </table:table-cell>
          <table:table-cell office:value-type="float" office:value="57043780" calcext:value-type="float">
            <text:p>57043780</text:p>
          </table:table-cell>
          <table:table-cell office:value-type="float" office:value="46" calcext:value-type="float">
            <text:p>46</text:p>
          </table:table-cell>
          <table:table-cell table:formula="of:=[.B4]/[.C4]" office:value-type="float" office:value="1240082.17391304" calcext:value-type="float">
            <text:p>1240082.17391304</text:p>
          </table:table-cell>
          <table:table-cell/>
          <table:table-cell office:value-type="float" office:value="1778065" calcext:value-type="float">
            <text:p>1778065</text:p>
          </table:table-cell>
          <table:table-cell table:formula="of:=[.D4]/[.F4]" office:value-type="float" office:value="0.69743354371918" calcext:value-type="float">
            <text:p>0.69743354371918</text:p>
          </table:table-cell>
          <table:table-cell/>
        </table:table-row>
        <table:table-row table:style-name="ro1">
          <table:table-cell office:value-type="string" calcext:value-type="string">
            <text:p>game_prop4:</text:p>
          </table:table-cell>
          <table:table-cell office:value-type="float" office:value="59714108" calcext:value-type="float">
            <text:p>59714108</text:p>
          </table:table-cell>
          <table:table-cell office:value-type="float" office:value="46" calcext:value-type="float">
            <text:p>46</text:p>
          </table:table-cell>
          <table:table-cell table:formula="of:=[.B5]/[.C5]" office:value-type="float" office:value="1298132.7826087" calcext:value-type="float">
            <text:p>1298132.7826087</text:p>
          </table:table-cell>
          <table:table-cell/>
          <table:table-cell office:value-type="float" office:value="1853633" calcext:value-type="float">
            <text:p>1853633</text:p>
          </table:table-cell>
          <table:table-cell table:formula="of:=[.D5]/[.F5]" office:value-type="float" office:value="0.700318122631986" calcext:value-type="float">
            <text:p>0.700318122631986</text:p>
          </table:table-cell>
          <table:table-cell/>
        </table:table-row>
        <table:table-row table:style-name="ro1">
          <table:table-cell office:value-type="string" calcext:value-type="string">
            <text:p>game_prop5:</text:p>
          </table:table-cell>
          <table:table-cell office:value-type="float" office:value="2126276" calcext:value-type="float">
            <text:p>2126276</text:p>
          </table:table-cell>
          <table:table-cell office:value-type="float" office:value="6" calcext:value-type="float">
            <text:p>6</text:p>
          </table:table-cell>
          <table:table-cell table:formula="of:=[.B6]/[.C6]" office:value-type="float" office:value="354379.333333333" calcext:value-type="float">
            <text:p>354379.333333333</text:p>
          </table:table-cell>
          <table:table-cell/>
          <table:table-cell office:value-type="float" office:value="1282147" calcext:value-type="float">
            <text:p>1282147</text:p>
          </table:table-cell>
          <table:table-cell table:formula="of:=[.D6]/[.F6]" office:value-type="float" office:value="0.276395244331058" calcext:value-type="float">
            <text:p>0.276395244331058</text:p>
          </table:table-cell>
          <table:table-cell/>
        </table:table-row>
        <table:table-row table:style-name="ro1">
          <table:table-cell office:value-type="string" calcext:value-type="string">
            <text:p>game_prop6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]/[.C7]" office:value-type="float" office:value="0" calcext:value-type="float">
            <text:p>0</text:p>
          </table:table-cell>
          <table:table-cell/>
          <table:table-cell office:value-type="float" office:value="443352" calcext:value-type="float">
            <text:p>443352</text:p>
          </table:table-cell>
          <table:table-cell table:formula="of:=[.D7]/[.F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prop7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]/[.C8]" office:value-type="float" office:value="0" calcext:value-type="float">
            <text:p>0</text:p>
          </table:table-cell>
          <table:table-cell/>
          <table:table-cell office:value-type="float" office:value="443012" calcext:value-type="float">
            <text:p>443012</text:p>
          </table:table-cell>
          <table:table-cell table:formula="of:=[.D8]/[.F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BC75:</text:p>
          </table:table-cell>
          <table:table-cell office:value-type="float" office:value="1464" calcext:value-type="float">
            <text:p>1464</text:p>
          </table:table-cell>
          <table:table-cell office:value-type="float" office:value="42" calcext:value-type="float">
            <text:p>42</text:p>
          </table:table-cell>
          <table:table-cell table:formula="of:=[.B10]/[.C10]" office:value-type="float" office:value="34.8571428571429" calcext:value-type="float">
            <text:p>34.857142857142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[.D10]/[.F10]" office:value-type="float" office:value="0.0806878306878307" calcext:value-type="float">
            <text:p>0.080687830687831</text:p>
          </table:table-cell>
          <table:table-cell table:formula="of:=AVERAGE([.G10:.G34])" office:value-type="float" office:value="0.193121962000613" calcext:value-type="float">
            <text:p>0.193121962000613</text:p>
          </table:table-cell>
        </table:table-row>
        <table:table-row table:style-name="ro1">
          <table:table-cell office:value-type="string" calcext:value-type="string">
            <text:p>gameBC76:</text:p>
          </table:table-cell>
          <table:table-cell office:value-type="float" office:value="2242" calcext:value-type="float">
            <text:p>2242</text:p>
          </table:table-cell>
          <table:table-cell office:value-type="float" office:value="94" calcext:value-type="float">
            <text:p>94</text:p>
          </table:table-cell>
          <table:table-cell table:formula="of:=[.B11]/[.C11]" office:value-type="float" office:value="23.8510638297872" calcext:value-type="float">
            <text:p>23.8510638297872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D11]/[.F11]" office:value-type="float" office:value="0.0679517488028126" calcext:value-type="float">
            <text:p>0.067951748802813</text:p>
          </table:table-cell>
          <table:table-cell/>
        </table:table-row>
        <table:table-row table:style-name="ro1">
          <table:table-cell office:value-type="string" calcext:value-type="string">
            <text:p>gameBC77:</text:p>
          </table:table-cell>
          <table:table-cell office:value-type="float" office:value="24756" calcext:value-type="float">
            <text:p>24756</text:p>
          </table:table-cell>
          <table:table-cell office:value-type="float" office:value="594" calcext:value-type="float">
            <text:p>594</text:p>
          </table:table-cell>
          <table:table-cell table:formula="of:=[.B12]/[.C12]" office:value-type="float" office:value="41.6767676767677" calcext:value-type="float">
            <text:p>41.6767676767677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12]/[.F12]" office:value-type="float" office:value="0.135314180768726" calcext:value-type="float">
            <text:p>0.135314180768726</text:p>
          </table:table-cell>
          <table:table-cell/>
        </table:table-row>
        <table:table-row table:style-name="ro1">
          <table:table-cell office:value-type="string" calcext:value-type="string">
            <text:p>gameBC78:</text:p>
          </table:table-cell>
          <table:table-cell office:value-type="float" office:value="1150" calcext:value-type="float">
            <text:p>1150</text:p>
          </table:table-cell>
          <table:table-cell office:value-type="float" office:value="40" calcext:value-type="float">
            <text:p>40</text:p>
          </table:table-cell>
          <table:table-cell table:formula="of:=[.B13]/[.C13]" office:value-type="float" office:value="28.75" calcext:value-type="float">
            <text:p>28.75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[.D13]/[.F13]" office:value-type="float" office:value="0.075065274151436" calcext:value-type="float">
            <text:p>0.075065274151436</text:p>
          </table:table-cell>
          <table:table-cell/>
        </table:table-row>
        <table:table-row table:style-name="ro1">
          <table:table-cell office:value-type="string" calcext:value-type="string">
            <text:p>gameBC79:</text:p>
          </table:table-cell>
          <table:table-cell office:value-type="float" office:value="130036" calcext:value-type="float">
            <text:p>130036</text:p>
          </table:table-cell>
          <table:table-cell office:value-type="float" office:value="1414" calcext:value-type="float">
            <text:p>1414</text:p>
          </table:table-cell>
          <table:table-cell table:formula="of:=[.B14]/[.C14]" office:value-type="float" office:value="91.963224893918" calcext:value-type="float">
            <text:p>91.963224893918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[.D14]/[.F14]" office:value-type="float" office:value="0.205734283879011" calcext:value-type="float">
            <text:p>0.205734283879011</text:p>
          </table:table-cell>
          <table:table-cell/>
        </table:table-row>
        <table:table-row table:style-name="ro1">
          <table:table-cell office:value-type="string" calcext:value-type="string">
            <text:p>gameBC80: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formula="of:=[.B15]/[.C15]" office:value-type="float" office:value="3.14285714285714" calcext:value-type="float">
            <text:p>3.14285714285714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D15]/[.F15]" office:value-type="float" office:value="0.0160349854227405" calcext:value-type="float">
            <text:p>0.016034985422741</text:p>
          </table:table-cell>
          <table:table-cell/>
        </table:table-row>
        <table:table-row table:style-name="ro1">
          <table:table-cell office:value-type="string" calcext:value-type="string">
            <text:p>gameBC81:</text:p>
          </table:table-cell>
          <table:table-cell office:value-type="float" office:value="21214" calcext:value-type="float">
            <text:p>21214</text:p>
          </table:table-cell>
          <table:table-cell office:value-type="float" office:value="168" calcext:value-type="float">
            <text:p>168</text:p>
          </table:table-cell>
          <table:table-cell table:formula="of:=[.B16]/[.C16]" office:value-type="float" office:value="126.27380952381" calcext:value-type="float">
            <text:p>126.27380952381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D16]/[.F16]" office:value-type="float" office:value="0.349788946049334" calcext:value-type="float">
            <text:p>0.349788946049334</text:p>
          </table:table-cell>
          <table:table-cell/>
        </table:table-row>
        <table:table-row table:style-name="ro1">
          <table:table-cell office:value-type="string" calcext:value-type="string">
            <text:p>gameBC82:</text:p>
          </table:table-cell>
          <table:table-cell office:value-type="float" office:value="36076" calcext:value-type="float">
            <text:p>36076</text:p>
          </table:table-cell>
          <table:table-cell office:value-type="float" office:value="278" calcext:value-type="float">
            <text:p>278</text:p>
          </table:table-cell>
          <table:table-cell table:formula="of:=[.B17]/[.C17]" office:value-type="float" office:value="129.769784172662" calcext:value-type="float">
            <text:p>129.769784172662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17]/[.F17]" office:value-type="float" office:value="0.216282973621103" calcext:value-type="float">
            <text:p>0.216282973621103</text:p>
          </table:table-cell>
          <table:table-cell/>
        </table:table-row>
        <table:table-row table:style-name="ro1">
          <table:table-cell office:value-type="string" calcext:value-type="string">
            <text:p>gameBC83:</text:p>
          </table:table-cell>
          <table:table-cell office:value-type="float" office:value="1612" calcext:value-type="float">
            <text:p>1612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47.4117647058824" calcext:value-type="float">
            <text:p>47.4117647058824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D18]/[.F18]" office:value-type="float" office:value="0.138630890952872" calcext:value-type="float">
            <text:p>0.138630890952872</text:p>
          </table:table-cell>
          <table:table-cell/>
        </table:table-row>
        <table:table-row table:style-name="ro1">
          <table:table-cell office:value-type="string" calcext:value-type="string">
            <text:p>gameBC84:</text:p>
          </table:table-cell>
          <table:table-cell office:value-type="float" office:value="134824" calcext:value-type="float">
            <text:p>134824</text:p>
          </table:table-cell>
          <table:table-cell office:value-type="float" office:value="4508" calcext:value-type="float">
            <text:p>4508</text:p>
          </table:table-cell>
          <table:table-cell table:formula="of:=[.B19]/[.C19]" office:value-type="float" office:value="29.907719609583" calcext:value-type="float">
            <text:p>29.907719609583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[.D19]/[.F19]" office:value-type="float" office:value="0.0641796558145557" calcext:value-type="float">
            <text:p>0.064179655814556</text:p>
          </table:table-cell>
          <table:table-cell/>
        </table:table-row>
        <table:table-row table:style-name="ro1">
          <table:table-cell office:value-type="string" calcext:value-type="string">
            <text:p>gameBC85:</text:p>
          </table:table-cell>
          <table:table-cell office:value-type="float" office:value="14464" calcext:value-type="float">
            <text:p>14464</text:p>
          </table:table-cell>
          <table:table-cell office:value-type="float" office:value="186" calcext:value-type="float">
            <text:p>186</text:p>
          </table:table-cell>
          <table:table-cell table:formula="of:=[.B20]/[.C20]" office:value-type="float" office:value="77.7634408602151" calcext:value-type="float">
            <text:p>77.763440860215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D20]/[.F20]" office:value-type="float" office:value="0.290162092761996" calcext:value-type="float">
            <text:p>0.290162092761996</text:p>
          </table:table-cell>
          <table:table-cell/>
        </table:table-row>
        <table:table-row table:style-name="ro1">
          <table:table-cell office:value-type="string" calcext:value-type="string">
            <text:p>gameBC86:</text:p>
          </table:table-cell>
          <table:table-cell office:value-type="float" office:value="19120" calcext:value-type="float">
            <text:p>19120</text:p>
          </table:table-cell>
          <table:table-cell office:value-type="float" office:value="720" calcext:value-type="float">
            <text:p>720</text:p>
          </table:table-cell>
          <table:table-cell table:formula="of:=[.B21]/[.C21]" office:value-type="float" office:value="26.5555555555556" calcext:value-type="float">
            <text:p>26.5555555555556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21]/[.F21]" office:value-type="float" office:value="0.168073136427567" calcext:value-type="float">
            <text:p>0.168073136427567</text:p>
          </table:table-cell>
          <table:table-cell/>
        </table:table-row>
        <table:table-row table:style-name="ro1">
          <table:table-cell office:value-type="string" calcext:value-type="string">
            <text:p>gameBC87:</text:p>
          </table:table-cell>
          <table:table-cell office:value-type="float" office:value="10912" calcext:value-type="float">
            <text:p>10912</text:p>
          </table:table-cell>
          <table:table-cell office:value-type="float" office:value="362" calcext:value-type="float">
            <text:p>362</text:p>
          </table:table-cell>
          <table:table-cell table:formula="of:=[.B22]/[.C22]" office:value-type="float" office:value="30.1436464088398" calcext:value-type="float">
            <text:p>30.1436464088398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D22]/[.F22]" office:value-type="float" office:value="0.189582681816602" calcext:value-type="float">
            <text:p>0.189582681816602</text:p>
          </table:table-cell>
          <table:table-cell/>
        </table:table-row>
        <table:table-row table:style-name="ro1">
          <table:table-cell office:value-type="string" calcext:value-type="string">
            <text:p>gameBC88:</text:p>
          </table:table-cell>
          <table:table-cell office:value-type="float" office:value="786838" calcext:value-type="float">
            <text:p>786838</text:p>
          </table:table-cell>
          <table:table-cell office:value-type="float" office:value="2840" calcext:value-type="float">
            <text:p>2840</text:p>
          </table:table-cell>
          <table:table-cell table:formula="of:=[.B23]/[.C23]" office:value-type="float" office:value="277.055633802817" calcext:value-type="float">
            <text:p>277.05563380281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23]/[.F23]" office:value-type="float" office:value="0.461759389671362" calcext:value-type="float">
            <text:p>0.461759389671362</text:p>
          </table:table-cell>
          <table:table-cell/>
        </table:table-row>
        <table:table-row table:style-name="ro1">
          <table:table-cell office:value-type="string" calcext:value-type="string">
            <text:p>gameBC89: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table:formula="of:=[.B24]/[.C24]" office:value-type="float" office:value="10.1818181818182" calcext:value-type="float">
            <text:p>10.1818181818182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24]/[.F24]" office:value-type="float" office:value="0.0644418872266974" calcext:value-type="float">
            <text:p>0.064441887226697</text:p>
          </table:table-cell>
          <table:table-cell/>
        </table:table-row>
        <table:table-row table:style-name="ro1">
          <table:table-cell office:value-type="string" calcext:value-type="string">
            <text:p>gameBC90:</text:p>
          </table:table-cell>
          <table:table-cell office:value-type="float" office:value="27784" calcext:value-type="float">
            <text:p>27784</text:p>
          </table:table-cell>
          <table:table-cell office:value-type="float" office:value="606" calcext:value-type="float">
            <text:p>606</text:p>
          </table:table-cell>
          <table:table-cell table:formula="of:=[.B25]/[.C25]" office:value-type="float" office:value="45.8481848184819" calcext:value-type="float">
            <text:p>45.8481848184819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D25]/[.F25]" office:value-type="float" office:value="0.0771854963274105" calcext:value-type="float">
            <text:p>0.077185496327411</text:p>
          </table:table-cell>
          <table:table-cell/>
        </table:table-row>
        <table:table-row table:style-name="ro1">
          <table:table-cell office:value-type="string" calcext:value-type="string">
            <text:p>gameBC91:</text:p>
          </table:table-cell>
          <table:table-cell office:value-type="float" office:value="4244" calcext:value-type="float">
            <text:p>4244</text:p>
          </table:table-cell>
          <table:table-cell office:value-type="float" office:value="66" calcext:value-type="float">
            <text:p>66</text:p>
          </table:table-cell>
          <table:table-cell table:formula="of:=[.B26]/[.C26]" office:value-type="float" office:value="64.3030303030303" calcext:value-type="float">
            <text:p>64.3030303030303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D26]/[.F26]" office:value-type="float" office:value="0.119079685746352" calcext:value-type="float">
            <text:p>0.119079685746352</text:p>
          </table:table-cell>
          <table:table-cell/>
        </table:table-row>
        <table:table-row table:style-name="ro1">
          <table:table-cell office:value-type="string" calcext:value-type="string">
            <text:p>gameBC92:</text:p>
          </table:table-cell>
          <table:table-cell office:value-type="float" office:value="10854" calcext:value-type="float">
            <text:p>10854</text:p>
          </table:table-cell>
          <table:table-cell office:value-type="float" office:value="134" calcext:value-type="float">
            <text:p>134</text:p>
          </table:table-cell>
          <table:table-cell table:formula="of:=[.B27]/[.C27]" office:value-type="float" office:value="81" calcext:value-type="float">
            <text:p>81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D27]/[.F27]" office:value-type="float" office:value="0.241791044776119" calcext:value-type="float">
            <text:p>0.241791044776119</text:p>
          </table:table-cell>
          <table:table-cell/>
        </table:table-row>
        <table:table-row table:style-name="ro1">
          <table:table-cell office:value-type="string" calcext:value-type="string">
            <text:p>gameBC93:</text:p>
          </table:table-cell>
          <table:table-cell office:value-type="float" office:value="2110" calcext:value-type="float">
            <text:p>2110</text:p>
          </table:table-cell>
          <table:table-cell office:value-type="float" office:value="32" calcext:value-type="float">
            <text:p>32</text:p>
          </table:table-cell>
          <table:table-cell table:formula="of:=[.B28]/[.C28]" office:value-type="float" office:value="65.9375" calcext:value-type="float">
            <text:p>65.9375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D28]/[.F28]" office:value-type="float" office:value="0.110448073701843" calcext:value-type="float">
            <text:p>0.110448073701843</text:p>
          </table:table-cell>
          <table:table-cell/>
        </table:table-row>
        <table:table-row table:style-name="ro1">
          <table:table-cell office:value-type="string" calcext:value-type="string">
            <text:p>gameBC94:</text:p>
          </table:table-cell>
          <table:table-cell office:value-type="float" office:value="1628" calcext:value-type="float">
            <text:p>1628</text:p>
          </table:table-cell>
          <table:table-cell office:value-type="float" office:value="44" calcext:value-type="float">
            <text:p>44</text:p>
          </table:table-cell>
          <table:table-cell table:formula="of:=[.B29]/[.C29]" office:value-type="float" office:value="37" calcext:value-type="float">
            <text:p>37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D29]/[.F29]" office:value-type="float" office:value="0.150406504065041" calcext:value-type="float">
            <text:p>0.150406504065041</text:p>
          </table:table-cell>
          <table:table-cell/>
        </table:table-row>
        <table:table-row table:style-name="ro1">
          <table:table-cell office:value-type="string" calcext:value-type="string">
            <text:p>gameBC95:</text:p>
          </table:table-cell>
          <table:table-cell office:value-type="float" office:value="36896" calcext:value-type="float">
            <text:p>36896</text:p>
          </table:table-cell>
          <table:table-cell office:value-type="float" office:value="646" calcext:value-type="float">
            <text:p>646</text:p>
          </table:table-cell>
          <table:table-cell table:formula="of:=[.B30]/[.C30]" office:value-type="float" office:value="57.1145510835913" calcext:value-type="float">
            <text:p>57.1145510835913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D30]/[.F30]" office:value-type="float" office:value="0.501004834066591" calcext:value-type="float">
            <text:p>0.501004834066591</text:p>
          </table:table-cell>
          <table:table-cell/>
        </table:table-row>
        <table:table-row table:style-name="ro1">
          <table:table-cell office:value-type="string" calcext:value-type="string">
            <text:p>gameBC96:</text:p>
          </table:table-cell>
          <table:table-cell office:value-type="float" office:value="40778" calcext:value-type="float">
            <text:p>40778</text:p>
          </table:table-cell>
          <table:table-cell office:value-type="float" office:value="120" calcext:value-type="float">
            <text:p>120</text:p>
          </table:table-cell>
          <table:table-cell table:formula="of:=[.B31]/[.C31]" office:value-type="float" office:value="339.816666666667" calcext:value-type="float">
            <text:p>339.816666666667</text:p>
          </table:table-cell>
          <table:table-cell/>
          <table:table-cell office:value-type="float" office:value="588" calcext:value-type="float">
            <text:p>588</text:p>
          </table:table-cell>
          <table:table-cell table:formula="of:=[.D31]/[.F31]" office:value-type="float" office:value="0.577919501133787" calcext:value-type="float">
            <text:p>0.577919501133787</text:p>
          </table:table-cell>
          <table:table-cell/>
        </table:table-row>
        <table:table-row table:style-name="ro1">
          <table:table-cell office:value-type="string" calcext:value-type="string">
            <text:p>gameBC97:</text:p>
          </table:table-cell>
          <table:table-cell office:value-type="float" office:value="16044" calcext:value-type="float">
            <text:p>16044</text:p>
          </table:table-cell>
          <table:table-cell office:value-type="float" office:value="66" calcext:value-type="float">
            <text:p>66</text:p>
          </table:table-cell>
          <table:table-cell table:formula="of:=[.B32]/[.C32]" office:value-type="float" office:value="243.090909090909" calcext:value-type="float">
            <text:p>243.090909090909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D32]/[.F32]" office:value-type="float" office:value="0.476648841354724" calcext:value-type="float">
            <text:p>0.476648841354724</text:p>
          </table:table-cell>
          <table:table-cell/>
        </table:table-row>
        <table:table-row table:style-name="ro1">
          <table:table-cell office:value-type="string" calcext:value-type="string">
            <text:p>gameBC98: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3]/[.C33]" office:value-type="float" office:value="1.33333333333333" calcext:value-type="float">
            <text:p>1.33333333333333</text:p>
          </table:table-cell>
          <table:table-cell/>
          <table:table-cell office:value-type="float" office:value="591" calcext:value-type="float">
            <text:p>591</text:p>
          </table:table-cell>
          <table:table-cell table:formula="of:=[.D33]/[.F33]" office:value-type="float" office:value="0.00225606316976875" calcext:value-type="float">
            <text:p>0.002256063169769</text:p>
          </table:table-cell>
          <table:table-cell/>
        </table:table-row>
        <table:table-row table:style-name="ro1">
          <table:table-cell office:value-type="string" calcext:value-type="string">
            <text:p>gameBC99: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table:formula="of:=[.B34]/[.C34]" office:value-type="float" office:value="17.1428571428571" calcext:value-type="float">
            <text:p>17.142857142857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D34]/[.F34]" office:value-type="float" office:value="0.0476190476190476" calcext:value-type="float">
            <text:p>0.04761904761904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FC75:</text:p>
          </table:table-cell>
          <table:table-cell office:value-type="float" office:value="24720" calcext:value-type="float">
            <text:p>24720</text:p>
          </table:table-cell>
          <table:table-cell office:value-type="float" office:value="80" calcext:value-type="float">
            <text:p>80</text:p>
          </table:table-cell>
          <table:table-cell table:formula="of:=[.B36]/[.C36]" office:value-type="float" office:value="309" calcext:value-type="float">
            <text:p>30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[.D36]/[.F36]" office:value-type="float" office:value="0.715277777777778" calcext:value-type="float">
            <text:p>0.715277777777778</text:p>
          </table:table-cell>
          <table:table-cell table:formula="of:=AVERAGE([.G36:.G60])" office:value-type="float" office:value="0.087423331853339" calcext:value-type="float">
            <text:p>0.087423331853339</text:p>
          </table:table-cell>
        </table:table-row>
        <table:table-row table:style-name="ro1">
          <table:table-cell office:value-type="string" calcext:value-type="string">
            <text:p>gameFC76:</text:p>
          </table:table-cell>
          <table:table-cell office:value-type="float" office:value="2074" calcext:value-type="float">
            <text:p>2074</text:p>
          </table:table-cell>
          <table:table-cell office:value-type="float" office:value="74" calcext:value-type="float">
            <text:p>74</text:p>
          </table:table-cell>
          <table:table-cell table:formula="of:=[.B37]/[.C37]" office:value-type="float" office:value="28.027027027027" calcext:value-type="float">
            <text:p>28.027027027027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D37]/[.F37]" office:value-type="float" office:value="0.0798490798490799" calcext:value-type="float">
            <text:p>0.07984907984908</text:p>
          </table:table-cell>
          <table:table-cell/>
        </table:table-row>
        <table:table-row table:style-name="ro1">
          <table:table-cell office:value-type="string" calcext:value-type="string">
            <text:p>gameFC77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38]/[.F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78:</text:p>
          </table:table-cell>
          <table:table-cell office:value-type="float" office:value="3302" calcext:value-type="float">
            <text:p>3302</text:p>
          </table:table-cell>
          <table:table-cell office:value-type="float" office:value="46" calcext:value-type="float">
            <text:p>46</text:p>
          </table:table-cell>
          <table:table-cell table:formula="of:=[.B39]/[.C39]" office:value-type="float" office:value="71.7826086956522" calcext:value-type="float">
            <text:p>71.7826086956522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[.D39]/[.F39]" office:value-type="float" office:value="0.187421954818935" calcext:value-type="float">
            <text:p>0.187421954818935</text:p>
          </table:table-cell>
          <table:table-cell/>
        </table:table-row>
        <table:table-row table:style-name="ro1">
          <table:table-cell office:value-type="string" calcext:value-type="string">
            <text:p>gameFC79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0]/[.C40]" office:value-type="float" office:value="0" calcext:value-type="float">
            <text:p>0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[.D40]/[.F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80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1]/[.C41]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D41]/[.F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81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2]/[.C42]"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D42]/[.F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82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3]/[.C43]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43]/[.F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83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4]/[.C44]" office:value-type="float" office:value="0" calcext:value-type="float">
            <text:p>0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D44]/[.F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84:</text:p>
          </table:table-cell>
          <table:table-cell office:value-type="float" office:value="629488" calcext:value-type="float">
            <text:p>629488</text:p>
          </table:table-cell>
          <table:table-cell office:value-type="float" office:value="4776" calcext:value-type="float">
            <text:p>4776</text:p>
          </table:table-cell>
          <table:table-cell table:formula="of:=[.B45]/[.C45]" office:value-type="float" office:value="131.802345058626" calcext:value-type="float">
            <text:p>131.802345058626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[.D45]/[.F45]" office:value-type="float" office:value="0.2828376503404" calcext:value-type="float">
            <text:p>0.2828376503404</text:p>
          </table:table-cell>
          <table:table-cell/>
        </table:table-row>
        <table:table-row table:style-name="ro1">
          <table:table-cell office:value-type="string" calcext:value-type="string">
            <text:p>gameFC85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6]/[.C46]" office:value-type="float" office:value="0" calcext:value-type="float">
            <text:p>0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D46]/[.F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86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7]/[.C47]"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47]/[.F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87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8]/[.C48]" office:value-type="float" office:value="0" calcext:value-type="float">
            <text:p>0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D48]/[.F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88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9]/[.C49]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49]/[.F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89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0]/[.C50]"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50]/[.F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90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1]/[.C51]" office:value-type="float" office:value="0" calcext:value-type="float">
            <text:p>0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D51]/[.F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91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2]/[.C52]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D52]/[.F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92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3]/[.C53]" office:value-type="float" office:value="0" calcext:value-type="float">
            <text:p>0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D53]/[.F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93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4]/[.C54]" office:value-type="float" office:value="0" calcext:value-type="float">
            <text:p>0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D54]/[.F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94:</text:p>
          </table:table-cell>
          <table:table-cell office:value-type="float" office:value="17204" calcext:value-type="float">
            <text:p>17204</text:p>
          </table:table-cell>
          <table:table-cell office:value-type="float" office:value="76" calcext:value-type="float">
            <text:p>76</text:p>
          </table:table-cell>
          <table:table-cell table:formula="of:=[.B55]/[.C55]" office:value-type="float" office:value="226.368421052632" calcext:value-type="float">
            <text:p>226.368421052632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D55]/[.F55]" office:value-type="float" office:value="0.920196833547283" calcext:value-type="float">
            <text:p>0.920196833547283</text:p>
          </table:table-cell>
          <table:table-cell/>
        </table:table-row>
        <table:table-row table:style-name="ro1">
          <table:table-cell office:value-type="string" calcext:value-type="string">
            <text:p>gameFC95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6]/[.C56]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D56]/[.F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96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7]/[.C57]" office:value-type="float" office:value="0" calcext:value-type="float">
            <text:p>0</text:p>
          </table:table-cell>
          <table:table-cell/>
          <table:table-cell office:value-type="float" office:value="588" calcext:value-type="float">
            <text:p>588</text:p>
          </table:table-cell>
          <table:table-cell table:formula="of:=[.D57]/[.F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97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8]/[.C58]" office:value-type="float" office:value="0" calcext:value-type="float">
            <text:p>0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D58]/[.F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98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9]/[.C59]" office:value-type="float" office:value="0" calcext:value-type="float">
            <text:p>0</text:p>
          </table:table-cell>
          <table:table-cell/>
          <table:table-cell office:value-type="float" office:value="591" calcext:value-type="float">
            <text:p>591</text:p>
          </table:table-cell>
          <table:table-cell table:formula="of:=[.D59]/[.F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C99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0]/[.C60]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D60]/[.F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FF75:</text:p>
          </table:table-cell>
          <table:table-cell office:value-type="float" office:value="16200" calcext:value-type="float">
            <text:p>16200</text:p>
          </table:table-cell>
          <table:table-cell office:value-type="float" office:value="46" calcext:value-type="float">
            <text:p>46</text:p>
          </table:table-cell>
          <table:table-cell table:formula="of:=[.B62]/[.C62]" office:value-type="float" office:value="352.173913043478" calcext:value-type="float">
            <text:p>352.173913043478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[.D62]/[.F62]" office:value-type="float" office:value="0.815217391304348" calcext:value-type="float">
            <text:p>0.815217391304348</text:p>
          </table:table-cell>
          <table:table-cell table:formula="of:=AVERAGE([.G62:.G86])" office:value-type="float" office:value="0.0942304203930991" calcext:value-type="float">
            <text:p>0.094230420393099</text:p>
          </table:table-cell>
        </table:table-row>
        <table:table-row table:style-name="ro1">
          <table:table-cell office:value-type="string" calcext:value-type="string">
            <text:p>gameFF76:</text:p>
          </table:table-cell>
          <table:table-cell office:value-type="float" office:value="784" calcext:value-type="float">
            <text:p>784</text:p>
          </table:table-cell>
          <table:table-cell office:value-type="float" office:value="38" calcext:value-type="float">
            <text:p>38</text:p>
          </table:table-cell>
          <table:table-cell table:formula="of:=[.B63]/[.C63]" office:value-type="float" office:value="20.6315789473684" calcext:value-type="float">
            <text:p>20.6315789473684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D63]/[.F63]" office:value-type="float" office:value="0.0587794272004798" calcext:value-type="float">
            <text:p>0.05877942720048</text:p>
          </table:table-cell>
          <table:table-cell/>
        </table:table-row>
        <table:table-row table:style-name="ro1">
          <table:table-cell office:value-type="string" calcext:value-type="string">
            <text:p>gameFF77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4]/[.C64]"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64]/[.F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78:</text:p>
          </table:table-cell>
          <table:table-cell office:value-type="float" office:value="4086" calcext:value-type="float">
            <text:p>4086</text:p>
          </table:table-cell>
          <table:table-cell office:value-type="float" office:value="30" calcext:value-type="float">
            <text:p>30</text:p>
          </table:table-cell>
          <table:table-cell table:formula="of:=[.B65]/[.C65]" office:value-type="float" office:value="136.2" calcext:value-type="float">
            <text:p>136.2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[.D65]/[.F65]" office:value-type="float" office:value="0.355613577023499" calcext:value-type="float">
            <text:p>0.355613577023499</text:p>
          </table:table-cell>
          <table:table-cell/>
        </table:table-row>
        <table:table-row table:style-name="ro1">
          <table:table-cell office:value-type="string" calcext:value-type="string">
            <text:p>gameFF79:</text:p>
          </table:table-cell>
          <table:table-cell office:value-type="float" office:value="2824" calcext:value-type="float">
            <text:p>2824</text:p>
          </table:table-cell>
          <table:table-cell office:value-type="float" office:value="10" calcext:value-type="float">
            <text:p>10</text:p>
          </table:table-cell>
          <table:table-cell table:formula="of:=[.B66]/[.C66]" office:value-type="float" office:value="282.4" calcext:value-type="float">
            <text:p>282.4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[.D66]/[.F66]" office:value-type="float" office:value="0.631767337807606" calcext:value-type="float">
            <text:p>0.631767337807606</text:p>
          </table:table-cell>
          <table:table-cell/>
        </table:table-row>
        <table:table-row table:style-name="ro1">
          <table:table-cell office:value-type="string" calcext:value-type="string">
            <text:p>gameFF80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7]/[.C67]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D67]/[.F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81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8]/[.C68]"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D68]/[.F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82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9]/[.C69]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69]/[.F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83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0]/[.C70]" office:value-type="float" office:value="0" calcext:value-type="float">
            <text:p>0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D70]/[.F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84:</text:p>
          </table:table-cell>
          <table:table-cell office:value-type="float" office:value="648296" calcext:value-type="float">
            <text:p>648296</text:p>
          </table:table-cell>
          <table:table-cell office:value-type="float" office:value="2814" calcext:value-type="float">
            <text:p>2814</text:p>
          </table:table-cell>
          <table:table-cell table:formula="of:=[.B71]/[.C71]" office:value-type="float" office:value="230.38237384506" calcext:value-type="float">
            <text:p>230.38237384506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[.D71]/[.F71]" office:value-type="float" office:value="0.494382776491546" calcext:value-type="float">
            <text:p>0.494382776491546</text:p>
          </table:table-cell>
          <table:table-cell/>
        </table:table-row>
        <table:table-row table:style-name="ro1">
          <table:table-cell office:value-type="string" calcext:value-type="string">
            <text:p>gameFF85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2]/[.C72]" office:value-type="float" office:value="0" calcext:value-type="float">
            <text:p>0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D72]/[.F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86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3]/[.C73]"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73]/[.F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87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4]/[.C74]" office:value-type="float" office:value="0" calcext:value-type="float">
            <text:p>0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D74]/[.F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88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5]/[.C75]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75]/[.F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89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6]/[.C76]"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D76]/[.F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0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7]/[.C77]" office:value-type="float" office:value="0" calcext:value-type="float">
            <text:p>0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D77]/[.F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1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8]/[.C78]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D78]/[.F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2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9]/[.C79]" office:value-type="float" office:value="0" calcext:value-type="float">
            <text:p>0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D79]/[.F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3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0]/[.C80]" office:value-type="float" office:value="0" calcext:value-type="float">
            <text:p>0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D80]/[.F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4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1]/[.C81]"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D81]/[.F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5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2]/[.C82]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D82]/[.F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6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3]/[.C83]" office:value-type="float" office:value="0" calcext:value-type="float">
            <text:p>0</text:p>
          </table:table-cell>
          <table:table-cell/>
          <table:table-cell office:value-type="float" office:value="588" calcext:value-type="float">
            <text:p>588</text:p>
          </table:table-cell>
          <table:table-cell table:formula="of:=[.D83]/[.F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7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4]/[.C84]" office:value-type="float" office:value="0" calcext:value-type="float">
            <text:p>0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D84]/[.F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8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5]/[.C85]" office:value-type="float" office:value="0" calcext:value-type="float">
            <text:p>0</text:p>
          </table:table-cell>
          <table:table-cell/>
          <table:table-cell office:value-type="float" office:value="591" calcext:value-type="float">
            <text:p>591</text:p>
          </table:table-cell>
          <table:table-cell table:formula="of:=[.D85]/[.F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FF99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6]/[.C86]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D86]/[.F86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ame_scaleconfs_2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9]/[.C89]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table:formula="of:=[.D89]/[.F89]" office:value-type="float" office:value="0" calcext:value-type="float">
            <text:p>0</text:p>
          </table:table-cell>
          <table:table-cell table:formula="of:=AVERAGE([.G89:.G144])" office:value-type="float" office:value="0.11505374663824" calcext:value-type="float">
            <text:p>0.11505374663824</text:p>
          </table:table-cell>
        </table:table-row>
        <table:table-row table:style-name="ro1">
          <table:table-cell office:value-type="string" calcext:value-type="string">
            <text:p>game_scaleconfs_2b:</text:p>
          </table:table-cell>
          <table:table-cell office:value-type="float" office:value="2514" calcext:value-type="float">
            <text:p>2514</text:p>
          </table:table-cell>
          <table:table-cell office:value-type="float" office:value="8" calcext:value-type="float">
            <text:p>8</text:p>
          </table:table-cell>
          <table:table-cell table:formula="of:=[.B90]/[.C90]" office:value-type="float" office:value="314.25" calcext:value-type="float">
            <text:p>314.25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[.D90]/[.F90]" office:value-type="float" office:value="0.727430555555556" calcext:value-type="float">
            <text:p>0.727430555555556</text:p>
          </table:table-cell>
          <table:table-cell/>
        </table:table-row>
        <table:table-row table:style-name="ro1">
          <table:table-cell office:value-type="string" calcext:value-type="string">
            <text:p>game_scaleconfs_2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1]/[.C91]" office:value-type="float" office:value="0" calcext:value-type="float">
            <text:p>0</text:p>
          </table:table-cell>
          <table:table-cell/>
          <table:table-cell office:value-type="float" office:value="593" calcext:value-type="float">
            <text:p>593</text:p>
          </table:table-cell>
          <table:table-cell table:formula="of:=[.D91]/[.F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2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2]/[.C92]" office:value-type="float" office:value="0" calcext:value-type="float">
            <text:p>0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[.D92]/[.F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3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3]/[.C93]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table:formula="of:=[.D93]/[.F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3b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4]/[.C94]"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D94]/[.F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3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5]/[.C95]" office:value-type="float" office:value="0" calcext:value-type="float">
            <text:p>0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[.D95]/[.F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3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6]/[.C96]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D96]/[.F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4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7]/[.C97]"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[.D97]/[.F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4b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8]/[.C98]" office:value-type="float" office:value="0" calcext:value-type="float">
            <text:p>0</text:p>
          </table:table-cell>
          <table:table-cell/>
          <table:table-cell office:value-type="float" office:value="506" calcext:value-type="float">
            <text:p>506</text:p>
          </table:table-cell>
          <table:table-cell table:formula="of:=[.D98]/[.F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4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9]/[.C99]" office:value-type="float" office:value="0" calcext:value-type="float">
            <text:p>0</text:p>
          </table:table-cell>
          <table:table-cell/>
          <table:table-cell office:value-type="float" office:value="571" calcext:value-type="float">
            <text:p>571</text:p>
          </table:table-cell>
          <table:table-cell table:formula="of:=[.D99]/[.F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4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0]/[.C100]"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D100]/[.F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5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1]/[.C101]" office:value-type="float" office:value="0" calcext:value-type="float">
            <text:p>0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D101]/[.F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5b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2]/[.C102]"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D102]/[.F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5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3]/[.C103]" office:value-type="float" office:value="0" calcext:value-type="float">
            <text:p>0</text:p>
          </table:table-cell>
          <table:table-cell/>
          <table:table-cell office:value-type="float" office:value="449" calcext:value-type="float">
            <text:p>449</text:p>
          </table:table-cell>
          <table:table-cell table:formula="of:=[.D103]/[.F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5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4]/[.C104]" office:value-type="float" office:value="0" calcext:value-type="float">
            <text:p>0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[.D104]/[.F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6a:</text:p>
          </table:table-cell>
          <table:table-cell office:value-type="float" office:value="62608" calcext:value-type="float">
            <text:p>62608</text:p>
          </table:table-cell>
          <table:table-cell office:value-type="float" office:value="126" calcext:value-type="float">
            <text:p>126</text:p>
          </table:table-cell>
          <table:table-cell table:formula="of:=[.B105]/[.C105]" office:value-type="float" office:value="496.888888888889" calcext:value-type="float">
            <text:p>496.888888888889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D105]/[.F105]" office:value-type="float" office:value="0.903434343434343" calcext:value-type="float">
            <text:p>0.903434343434343</text:p>
          </table:table-cell>
          <table:table-cell/>
        </table:table-row>
        <table:table-row table:style-name="ro1">
          <table:table-cell office:value-type="string" calcext:value-type="string">
            <text:p>game_scaleconfs_6b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6]/[.C106]" office:value-type="float" office:value="0" calcext:value-type="float">
            <text:p>0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D106]/[.F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6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7]/[.C107]" office:value-type="float" office:value="0" calcext:value-type="float">
            <text:p>0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[.D107]/[.F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6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8]/[.C108]"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108]/[.F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7a:</text:p>
          </table:table-cell>
          <table:table-cell office:value-type="float" office:value="16672" calcext:value-type="float">
            <text:p>16672</text:p>
          </table:table-cell>
          <table:table-cell office:value-type="float" office:value="126" calcext:value-type="float">
            <text:p>126</text:p>
          </table:table-cell>
          <table:table-cell table:formula="of:=[.B109]/[.C109]" office:value-type="float" office:value="132.31746031746" calcext:value-type="float">
            <text:p>132.31746031746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D109]/[.F109]" office:value-type="float" office:value="0.945124716553288" calcext:value-type="float">
            <text:p>0.945124716553288</text:p>
          </table:table-cell>
          <table:table-cell/>
        </table:table-row>
        <table:table-row table:style-name="ro1">
          <table:table-cell office:value-type="string" calcext:value-type="string">
            <text:p>game_scaleconfs_7b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0]/[.C110]"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D110]/[.F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7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1]/[.C111]" office:value-type="float" office:value="0" calcext:value-type="float">
            <text:p>0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[.D111]/[.F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7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2]/[.C112]" office:value-type="float" office:value="0" calcext:value-type="float">
            <text:p>0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D112]/[.F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8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3]/[.C113]" office:value-type="float" office:value="0" calcext:value-type="float">
            <text:p>0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[.D113]/[.F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8b:</text:p>
          </table:table-cell>
          <table:table-cell office:value-type="float" office:value="896" calcext:value-type="float">
            <text:p>896</text:p>
          </table:table-cell>
          <table:table-cell office:value-type="float" office:value="6" calcext:value-type="float">
            <text:p>6</text:p>
          </table:table-cell>
          <table:table-cell table:formula="of:=[.B114]/[.C114]" office:value-type="float" office:value="149.333333333333" calcext:value-type="float">
            <text:p>149.333333333333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D114]/[.F114]" office:value-type="float" office:value="0.594953519256308" calcext:value-type="float">
            <text:p>0.594953519256308</text:p>
          </table:table-cell>
          <table:table-cell/>
        </table:table-row>
        <table:table-row table:style-name="ro1">
          <table:table-cell office:value-type="string" calcext:value-type="string">
            <text:p>game_scaleconfs_8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5]/[.C115]" office:value-type="float" office:value="0" calcext:value-type="float">
            <text:p>0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[.D115]/[.F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8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6]/[.C116]" office:value-type="float" office:value="0" calcext:value-type="float">
            <text:p>0</text:p>
          </table:table-cell>
          <table:table-cell/>
          <table:table-cell office:value-type="float" office:value="492" calcext:value-type="float">
            <text:p>492</text:p>
          </table:table-cell>
          <table:table-cell table:formula="of:=[.D116]/[.F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9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7]/[.C117]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[.D117]/[.F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9b:</text:p>
          </table:table-cell>
          <table:table-cell office:value-type="float" office:value="4248" calcext:value-type="float">
            <text:p>4248</text:p>
          </table:table-cell>
          <table:table-cell office:value-type="float" office:value="14" calcext:value-type="float">
            <text:p>14</text:p>
          </table:table-cell>
          <table:table-cell table:formula="of:=[.B118]/[.C118]" office:value-type="float" office:value="303.428571428571" calcext:value-type="float">
            <text:p>303.428571428571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[.D118]/[.F118]" office:value-type="float" office:value="0.729395604395605" calcext:value-type="float">
            <text:p>0.729395604395605</text:p>
          </table:table-cell>
          <table:table-cell/>
        </table:table-row>
        <table:table-row table:style-name="ro1">
          <table:table-cell office:value-type="string" calcext:value-type="string">
            <text:p>game_scaleconfs_9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9]/[.C119]" office:value-type="float" office:value="0" calcext:value-type="float">
            <text:p>0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[.D119]/[.F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9d:</text:p>
          </table:table-cell>
          <table:table-cell office:value-type="float" office:value="849424" calcext:value-type="float">
            <text:p>849424</text:p>
          </table:table-cell>
          <table:table-cell office:value-type="float" office:value="1534" calcext:value-type="float">
            <text:p>1534</text:p>
          </table:table-cell>
          <table:table-cell table:formula="of:=[.B120]/[.C120]" office:value-type="float" office:value="553.731421121252" calcext:value-type="float">
            <text:p>553.731421121252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D120]/[.F120]" office:value-type="float" office:value="0.938527832408901" calcext:value-type="float">
            <text:p>0.938527832408901</text:p>
          </table:table-cell>
          <table:table-cell/>
        </table:table-row>
        <table:table-row table:style-name="ro1">
          <table:table-cell office:value-type="string" calcext:value-type="string">
            <text:p>game_scaleconfs_10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1]/[.C121]"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D121]/[.F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0b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2]/[.C122]" office:value-type="float" office:value="0" calcext:value-type="float">
            <text:p>0</text:p>
          </table:table-cell>
          <table:table-cell/>
          <table:table-cell office:value-type="float" office:value="497" calcext:value-type="float">
            <text:p>497</text:p>
          </table:table-cell>
          <table:table-cell table:formula="of:=[.D122]/[.F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0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3]/[.C123]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D123]/[.F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0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4]/[.C124]" office:value-type="float" office:value="0" calcext:value-type="float">
            <text:p>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D124]/[.F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1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5]/[.C125]" office:value-type="float" office:value="0" calcext:value-type="float">
            <text:p>0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[.D125]/[.F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1b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6]/[.C126]"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D126]/[.F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1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7]/[.C127]"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D127]/[.F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1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8]/[.C128]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D128]/[.F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2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9]/[.C129]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D129]/[.F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2b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0]/[.C130]"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D130]/[.F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2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1]/[.C131]" office:value-type="float" office:value="0" calcext:value-type="float">
            <text:p>0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[.D131]/[.F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2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2]/[.C132]"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D132]/[.F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3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3]/[.C133]"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[.D133]/[.F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3b:</text:p>
          </table:table-cell>
          <table:table-cell office:value-type="float" office:value="1031924" calcext:value-type="float">
            <text:p>1031924</text:p>
          </table:table-cell>
          <table:table-cell office:value-type="float" office:value="2062" calcext:value-type="float">
            <text:p>2062</text:p>
          </table:table-cell>
          <table:table-cell table:formula="of:=[.B134]/[.C134]" office:value-type="float" office:value="500.448108632396" calcext:value-type="float">
            <text:p>500.448108632396</text:p>
          </table:table-cell>
          <table:table-cell/>
          <table:table-cell office:value-type="float" office:value="513" calcext:value-type="float">
            <text:p>513</text:p>
          </table:table-cell>
          <table:table-cell table:formula="of:=[.D134]/[.F134]" office:value-type="float" office:value="0.975532375501746" calcext:value-type="float">
            <text:p>0.975532375501746</text:p>
          </table:table-cell>
          <table:table-cell/>
        </table:table-row>
        <table:table-row table:style-name="ro1">
          <table:table-cell office:value-type="string" calcext:value-type="string">
            <text:p>game_scaleconfs_13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5]/[.C135]" office:value-type="float" office:value="0" calcext:value-type="float">
            <text:p>0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D135]/[.F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3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6]/[.C136]" office:value-type="float" office:value="0" calcext:value-type="float">
            <text:p>0</text:p>
          </table:table-cell>
          <table:table-cell/>
          <table:table-cell office:value-type="float" office:value="544" calcext:value-type="float">
            <text:p>544</text:p>
          </table:table-cell>
          <table:table-cell table:formula="of:=[.D136]/[.F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4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7]/[.C137]" office:value-type="float" office:value="0" calcext:value-type="float">
            <text:p>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D137]/[.F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4b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8]/[.C138]" office:value-type="float" office:value="0" calcext:value-type="float">
            <text:p>0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[.D138]/[.F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4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9]/[.C139]" office:value-type="float" office:value="0" calcext:value-type="float">
            <text:p>0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D139]/[.F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4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0]/[.C140]"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D140]/[.F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5a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1]/[.C141]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D141]/[.F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5b:</text:p>
          </table:table-cell>
          <table:table-cell office:value-type="float" office:value="12752" calcext:value-type="float">
            <text:p>12752</text:p>
          </table:table-cell>
          <table:table-cell office:value-type="float" office:value="126" calcext:value-type="float">
            <text:p>126</text:p>
          </table:table-cell>
          <table:table-cell table:formula="of:=[.B142]/[.C142]" office:value-type="float" office:value="101.206349206349" calcext:value-type="float">
            <text:p>101.206349206349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D142]/[.F142]" office:value-type="float" office:value="0.628610864635709" calcext:value-type="float">
            <text:p>0.628610864635709</text:p>
          </table:table-cell>
          <table:table-cell/>
        </table:table-row>
        <table:table-row table:style-name="ro1">
          <table:table-cell office:value-type="string" calcext:value-type="string">
            <text:p>game_scaleconfs_15c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3]/[.C143]"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D143]/[.F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scaleconfs_15d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4]/[.C144]" office:value-type="float" office:value="0" calcext:value-type="float">
            <text:p>0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D144]/[.F1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_phi1PGs:</text:p>
          </table:table-cell>
          <table:table-cell office:value-type="float" office:value="582156" calcext:value-type="float">
            <text:p>582156</text:p>
          </table:table-cell>
          <table:table-cell office:value-type="float" office:value="382" calcext:value-type="float">
            <text:p>382</text:p>
          </table:table-cell>
          <table:table-cell table:formula="of:=[.B146]/[.C146]" office:value-type="float" office:value="1523.96858638743" calcext:value-type="float">
            <text:p>1523.96858638743</text:p>
          </table:table-cell>
          <table:table-cell/>
          <table:table-cell office:value-type="float" office:value="3494" calcext:value-type="float">
            <text:p>3494</text:p>
          </table:table-cell>
          <table:table-cell table:formula="of:=[.D146]/[.F146]" office:value-type="float" office:value="0.436167311501842" calcext:value-type="float">
            <text:p>0.436167311501842</text:p>
          </table:table-cell>
          <table:table-cell table:formula="of:=AVERAGE([.G146:.G154])" office:value-type="float" office:value="0.295288032220729" calcext:value-type="float">
            <text:p>0.295288032220729</text:p>
          </table:table-cell>
        </table:table-row>
        <table:table-row table:style-name="ro1">
          <table:table-cell office:value-type="string" calcext:value-type="string">
            <text:p>game_phi2PGs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7]/[.C147]" office:value-type="float" office:value="0" calcext:value-type="float">
            <text:p>0</text:p>
          </table:table-cell>
          <table:table-cell/>
          <table:table-cell office:value-type="float" office:value="3004" calcext:value-type="float">
            <text:p>3004</text:p>
          </table:table-cell>
          <table:table-cell table:formula="of:=[.D147]/[.F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phi3PGs:</text:p>
          </table:table-cell>
          <table:table-cell office:value-type="float" office:value="94096" calcext:value-type="float">
            <text:p>94096</text:p>
          </table:table-cell>
          <table:table-cell office:value-type="float" office:value="46" calcext:value-type="float">
            <text:p>46</text:p>
          </table:table-cell>
          <table:table-cell table:formula="of:=[.B148]/[.C148]" office:value-type="float" office:value="2045.5652173913" calcext:value-type="float">
            <text:p>2045.5652173913</text:p>
          </table:table-cell>
          <table:table-cell/>
          <table:table-cell office:value-type="float" office:value="9156" calcext:value-type="float">
            <text:p>9156</text:p>
          </table:table-cell>
          <table:table-cell table:formula="of:=[.D148]/[.F148]" office:value-type="float" office:value="0.223412540125743" calcext:value-type="float">
            <text:p>0.223412540125743</text:p>
          </table:table-cell>
          <table:table-cell/>
        </table:table-row>
        <table:table-row table:style-name="ro1">
          <table:table-cell office:value-type="string" calcext:value-type="string">
            <text:p>game_phi4PGs:</text:p>
          </table:table-cell>
          <table:table-cell office:value-type="float" office:value="424356" calcext:value-type="float">
            <text:p>424356</text:p>
          </table:table-cell>
          <table:table-cell office:value-type="float" office:value="198" calcext:value-type="float">
            <text:p>198</text:p>
          </table:table-cell>
          <table:table-cell table:formula="of:=[.B149]/[.C149]" office:value-type="float" office:value="2143.21212121212" calcext:value-type="float">
            <text:p>2143.21212121212</text:p>
          </table:table-cell>
          <table:table-cell/>
          <table:table-cell office:value-type="float" office:value="6236" calcext:value-type="float">
            <text:p>6236</text:p>
          </table:table-cell>
          <table:table-cell table:formula="of:=[.D149]/[.F149]" office:value-type="float" office:value="0.343683791085972" calcext:value-type="float">
            <text:p>0.343683791085972</text:p>
          </table:table-cell>
          <table:table-cell/>
        </table:table-row>
        <table:table-row table:style-name="ro1">
          <table:table-cell office:value-type="string" calcext:value-type="string">
            <text:p>game_phi5PGs:</text:p>
          </table:table-cell>
          <table:table-cell office:value-type="float" office:value="748808" calcext:value-type="float">
            <text:p>748808</text:p>
          </table:table-cell>
          <table:table-cell office:value-type="float" office:value="198" calcext:value-type="float">
            <text:p>198</text:p>
          </table:table-cell>
          <table:table-cell table:formula="of:=[.B150]/[.C150]" office:value-type="float" office:value="3781.85858585859" calcext:value-type="float">
            <text:p>3781.85858585859</text:p>
          </table:table-cell>
          <table:table-cell/>
          <table:table-cell office:value-type="float" office:value="7096" calcext:value-type="float">
            <text:p>7096</text:p>
          </table:table-cell>
          <table:table-cell table:formula="of:=[.D150]/[.F150]" office:value-type="float" office:value="0.532956395977817" calcext:value-type="float">
            <text:p>0.532956395977817</text:p>
          </table:table-cell>
          <table:table-cell/>
        </table:table-row>
        <table:table-row table:style-name="ro1">
          <table:table-cell office:value-type="string" calcext:value-type="string">
            <text:p>game_phi6PGs:</text:p>
          </table:table-cell>
          <table:table-cell office:value-type="float" office:value="570304" calcext:value-type="float">
            <text:p>570304</text:p>
          </table:table-cell>
          <table:table-cell office:value-type="float" office:value="110" calcext:value-type="float">
            <text:p>110</text:p>
          </table:table-cell>
          <table:table-cell table:formula="of:=[.B151]/[.C151]" office:value-type="float" office:value="5184.58181818182" calcext:value-type="float">
            <text:p>5184.58181818182</text:p>
          </table:table-cell>
          <table:table-cell/>
          <table:table-cell office:value-type="float" office:value="9224" calcext:value-type="float">
            <text:p>9224</text:p>
          </table:table-cell>
          <table:table-cell table:formula="of:=[.D151]/[.F151]" office:value-type="float" office:value="0.562075218796815" calcext:value-type="float">
            <text:p>0.562075218796815</text:p>
          </table:table-cell>
          <table:table-cell/>
        </table:table-row>
        <table:table-row table:style-name="ro1">
          <table:table-cell office:value-type="string" calcext:value-type="string">
            <text:p>game_phi7PGs:</text:p>
          </table:table-cell>
          <table:table-cell office:value-type="float" office:value="1129148" calcext:value-type="float">
            <text:p>1129148</text:p>
          </table:table-cell>
          <table:table-cell office:value-type="float" office:value="382" calcext:value-type="float">
            <text:p>382</text:p>
          </table:table-cell>
          <table:table-cell table:formula="of:=[.B152]/[.C152]" office:value-type="float" office:value="2955.88481675393" calcext:value-type="float">
            <text:p>2955.88481675393</text:p>
          </table:table-cell>
          <table:table-cell/>
          <table:table-cell office:value-type="float" office:value="5285" calcext:value-type="float">
            <text:p>5285</text:p>
          </table:table-cell>
          <table:table-cell table:formula="of:=[.D152]/[.F152]" office:value-type="float" office:value="0.559297032498378" calcext:value-type="float">
            <text:p>0.559297032498378</text:p>
          </table:table-cell>
          <table:table-cell/>
        </table:table-row>
        <table:table-row table:style-name="ro1">
          <table:table-cell office:value-type="string" calcext:value-type="string">
            <text:p>game_phi8PGs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3]/[.C153]" office:value-type="float" office:value="0" calcext:value-type="float">
            <text:p>0</text:p>
          </table:table-cell>
          <table:table-cell/>
          <table:table-cell office:value-type="float" office:value="3902" calcext:value-type="float">
            <text:p>3902</text:p>
          </table:table-cell>
          <table:table-cell table:formula="of:=[.D153]/[.F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_phi9PGs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4]/[.C154]" office:value-type="float" office:value="0" calcext:value-type="float">
            <text:p>0</text:p>
          </table:table-cell>
          <table:table-cell/>
          <table:table-cell office:value-type="float" office:value="5418" calcext:value-type="float">
            <text:p>5418</text:p>
          </table:table-cell>
          <table:table-cell table:formula="of:=[.D154]/[.F154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0:12:01.324783536</meta:creation-date>
    <dc:date>2019-10-29T11:28:08.915387297</dc:date>
    <meta:editing-duration>PT45M14S</meta:editing-duration>
    <meta:editing-cycles>3</meta:editing-cycles>
    <meta:generator>LibreOffice/6.0.7.3$Linux_X86_64 LibreOffice_project/00m0$Build-3</meta:generator>
    <meta:document-statistic meta:table-count="1" meta:cell-count="889" meta:object-count="0"/>
  </office:meta>
</office:document-meta>
</file>